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Arial" fo:font-size="14pt" style:font-size-asian="14pt" style:font-size-complex="14pt"/>
    </style:style>
    <style:style style:name="P2" style:family="paragraph" style:parent-style-name="Standard">
      <style:paragraph-properties fo:line-height="150%" fo:text-align="justify" style:justify-single-word="false"/>
      <style:text-properties fo:color="#000000" loext:opacity="100%" style:font-name="Arial" fo:font-size="14pt" officeooo:rsid="000da91c" officeooo:paragraph-rsid="000f1359" fo:background-color="#ffffff" style:font-size-asian="14pt" style:font-size-complex="14pt"/>
    </style:style>
    <style:style style:name="P3" style:family="paragraph" style:parent-style-name="Standard">
      <style:paragraph-properties fo:line-height="150%" fo:text-align="justify" style:justify-single-word="false"/>
      <style:text-properties fo:color="#000000" loext:opacity="100%" style:font-name="Arial" fo:font-size="14pt" officeooo:rsid="00102c5a" officeooo:paragraph-rsid="00102c5a" fo:background-color="#ffffff" style:font-size-asian="14pt" style:font-size-complex="14pt"/>
    </style:style>
    <style:style style:name="T1" style:family="text">
      <style:text-properties officeooo:rsid="000ce7df"/>
    </style:style>
    <style:style style:name="T2" style:family="text">
      <style:text-properties officeooo:rsid="000f135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Salut! Je m'appelle Jose Miguel, et je suis un Ingenieur en Logiciel</text:p>
      <text:p text:style-name="P1">Merçi pour visiter mon site web!</text:p>
      <text:p text:style-name="P1">Mon poste actuel:</text:p>
      <text:p text:style-name="P1">Je travaille actuallement comme un "Technicien de Support Informatique", pour le societe "Zavocado Frutas Finas S.A. De C.V.", dans Periban de Ramos, Michoacán, Mexico.</text:p>
      <text:p text:style-name="P1">Mon travaille se composer de solutionner problemes de software et hardware, depuis netoyage de SSD, et redemarrage d'applications, comme Contpaqi ou autre software privée, à la reparation de imprimants sur site.</text:p>
      <text:p text:style-name="P1">Mon déja experience professionelle de travaille, a travérs de 5 années:</text:p>
      <text:p text:style-name="P1">A propos de moi:</text:p>
      <text:p text:style-name="P1">Salut, je m’appelle Jose Miguel Vazquez Mendez, et je suis un developper de logiciel de 29 années trilingue, actuellement en train de vivre à Los Reyes, Michoacan, Mexico. Mon fuseau horaire c’est GMT-6 (temps de Guadalajara).</text:p>
      <text:p text:style-name="P1">Je me concentre principalement sur le développement web “en backend” et la mise en réseau, bien que je sois devenu passionné par le support informatique ces dernières années.</text:p>
      <text:p text:style-name="P1">Telechargér mon CV ici!</text:p>
      <text:p text:style-name="P1">Contactez-moi:</text:p>
      <text:p text:style-name="P1">Mon projets personnels:</text:p>
      <text:p text:style-name="P1">Cette Site Web!:</text:p>
      <text:p text:style-name="P1">Mon site web, développé avec Laravel, Nginx, montée sur un serveur debian en Linode, est disponible sur GitHub!</text:p>
      <text:p text:style-name="P1">Projet de "Deep Learning" / IA pour BitCoin:</text:p>
      <text:p text:style-name="P1">Je developpée un modéle de deep learning, en utilisant de la régression linéaire, pour prédire la valeur future du BitCoin, en Python et sous libreries d'IA (PyTorch, Keras, etc).</text:p>
      <text:p text:style-name="P1">Serveur TCP construit a partir de rien, en C/C++</text:p>
      <text:p text:style-name="P1"><text:soft-page-break/>Un serveur de paquets TCP simulant de WireMock pour étudier le modele OSI dans un usage réel.</text:p>
      <text:p text:style-name="P1">Le developpement de scripts par "Web Scraping / Pen Testing" en Python</text:p>
      <text:p text:style-name="P1">Scripts typier en Python pour testes dans la priviée outil de la societe Mexiqueine, AGTools.</text:p>
      <text:p text:style-name="P1">Projet personnel de Shopify avec Ruby On Rails:</text:p>
      <text:p text:style-name="P1">Un petit projet de Shopify d'un page de "E-Commerce" pour experimenter avec l'API de Shopify. </text:p>
      <text:p text:style-name="P1"/>
      <text:p text:style-name="P1">ricksbk.online:</text:p>
      <text:p text:style-name="P1">Un site web que he developpée avec un collegue de travail.</text:p>
      <text:p text:style-name="P1">REST API construit avec Java / Spring:</text:p>
      <text:p text:style-name="P1">Un projet que utilisé le framework de Spring, pour mon projet d'un bot par l'aidee de Petite et Moyennes Entreprises:</text:p>
      <text:p text:style-name="P1">Site web de Wordpress, montée en Docker, Nginx, PhpMyAdmin, MariaDB:</text:p>
      <text:p text:style-name="P1">Un site web Wordpress, en utilisant de les mesures de securitée estandar que c'est utilise en production, avec les technologies de Nginx, phpmyadmin, MariaDB:</text:p>
      <text:p text:style-name="P1">RESTful API construit a partit de rien avec PHP et composer: </text:p>
      <text:p text:style-name="P1">Un défi propie par etudier le langue et syntaxe de PHP:</text:p>
      <text:p text:style-name="P1">Server TCP en utilisant de Mockito, WireMock et JUnit 5:</text:p>
      <text:p text:style-name="P1">Utilisé pour des tests approfondis et l'analyse d'un virus informatique découvert sur mon reseau informatique dans mon travail, en Zavocado:</text:p>
      <text:p text:style-name="P1">WhatsApp bot en utilisant de Python et LLMs (ChatGPT):</text:p>
      <text:p text:style-name="P1">Un bot de WhatsApp par support de customer, que je suis construit avec Python, Docker, AWS et ChatGPT, avec autres technologies, par solutionner les questions plus frequents (FAQ) de Petite et Moyennes Entreprises:</text:p>
      <text:p text:style-name="P1">Scriptes de bash:</text:p>
      <text:p text:style-name="P1"><text:soft-page-break/>Un recopilation de scriptes en Bash que j'utilisé a travers de mon carrière professionelle: </text:p>
      <text:p text:style-name="P1">Mes points forts comme Developpeur de Logiciel sont:</text:p>
      <text:p text:style-name="P1">Developpement d'applications web dans le côte "Backend":</text:p>
      <text:p text:style-name="P1">Utilisation de frameworks en JavaScript (Svelte et JQuery), Python (Django, Flask, FastAPI) et PHP (Laravel, PHPUnit), Java (Spring, Mockito, JUnit 5, WireMock) et Selenium.</text:p>
      <text:p text:style-name="P1">genie de Reseau Informatiques:</text:p>
      <text:p text:style-name="P1"><text:s/>Création, administration et gestion de réseaux à l'echelle d'une entreprise, aussi bien au niveau du câblage Ethernet que de la gestion logicielle des serveurs, hôtes, points d'accés et utilisateurs finaux, pour des environnements comme Cisco et Fortinet.</text:p>
      <text:p text:style-name="P1">Technicien de Support Informatique:</text:p>
      <text:p text:style-name="P1">Experience pratique avec les systèmes Windows et Linux, résolution de problèmes bureaitoqies (imprimantes en panne, applications de messagerie ne fonctionant pas, etc), ainsi que de problèmes plus complexes, comme le test d'API ou la réparation de matériel endommagé.</text:p>
      <text:p text:style-name="P1"/>
      <text:p text:style-name="P1">Anglais native et professionel, francais conversationel:</text:p>
      <text:p text:style-name="P1"><text:span text:style-name="T1">Merci</text:span> à mon expérience en tant qu'interprète et au fait que j'ai parlé anglais toute ma vie, je suis capable d'expliquer et de tenir des conversations approfondies sur des sujets techniques en informatique, sans difficulté. Je peux également faire de l'interprétation entre les langues. Je suis aussi capable de tenir une conversation en français.</text:p>
      <text:p text:style-name="P1">L'analyse de réseau / pentesting:</text:p>
      <text:p text:style-name="P1">J'ai connaissance approfondie d'analuse de packets TCP et autre protocols de reseaux, en utilisant de utils comme wireshark et GHIDRA pour reverse-engineriee - en detecte de plusieurs "malware" et autre attaque dans reseaux <text:soft-page-break/>de societes, a software tester en utilisant de frameworks avec PHPUnit ou selenium.</text:p>
      <text:p text:style-name="P1">Utilisation d'API:</text:p>
      <text:p text:style-name="P1">J'ai de l'expérience dans l'utilisation de différentes API, comme shopify plus et d'autres logiciels privés dans plusieurs entreprises où j'ai travaillé, en utilisant des API RESTful ou d'autres interfaces comme GraphQL.</text:p>
      <text:p text:style-name="P1">Connaissances des systèmes d'administration des utilisateurs:</text:p>
      <text:p text:style-name="P2"><text:span text:style-name="T2">Merci à</text:span> plusieurs de 3 années d’experience en gestion d’administration de systemes de utilisateur via GUI et console / CMD / scripts, <text:span text:style-name="T2">je suis capable d’executer</text:span> tachês comme restauration de credencials personnals et le creation de nouveau groupes de administration, <text:span text:style-name="T2">entre autres tachês.</text:span></text:p>
      <text:p text:style-name="P2">Expérience dans la gestion de logiciels d'accès à distance, comme TeamViewer et AnyDesk:</text:p>
      <text:p text:style-name="P2">J'ai utilisé ces outils, ainsi que l'accés à distance natif de windows et la connexion SSH aux serveurs, tout a long de ma carrière. Je suis bien habitué aux configurations et à l'environnement de travail que ces outils offrent.</text:p>
      <text:p text:style-name="P2">Langues et schemas /paradigmes de programmation:</text:p>
      <text:p text:style-name="P2">Bien que j'aie des connaissances en python, C/C++, Java et Ruby on Rails, les langages de programmation dans lesquels j'ai le plus de maîtrise intellectuelle et d'expérience sont: Javascript/Typescript, PHP, HTML 5, SQL, NoSQL et GraphQL.</text:p>
      <text:p text:style-name="P3">Location: Los Reyes, michoacan, Mexico: 60300</text:p>
      <text:p text:style-name="P3">Mon autres sites web de "social media":</text:p>
      <text:p text:style-name="P3">Merci pour visiter mon site web!</text:p>
      <text:p text:style-name="P3"/>
      <text:p text:style-name="P3"/>
      <text:p text:style-name="P3"/>
      <text:p text:style-name="P3"/>
      <text:p text:style-name="P3"><text:soft-page-break/>Experience professionele Pt. 2:</text:p>
      <text:p text:style-name="P3">L2 Service desk Support</text:p>
      <text:p text:style-name="P3">Avril 2024 à Fevrier 2025: Près d'un an d'expérience en support IT (Service Desk) de niveau L2, en tant qu'agent bilingue pour Ciklum (anciennement connu dans "Infogen Labs").</text:p>
      <text:p text:style-name="P3">J’etais chargé de fournir un support informatique à distance à plusieurs succursales d’un des clients de Ciklum, Skechers, à travers tout le continent (Amerique du Nord et Sud). Je tratais à la fois des appels de niveau 1 et 2, couvrant des problèmes allant des applications windows de base (comme outlook qui ne chargeait pas la boîte de réception ou la récupération de fichiers manquants) à la résolution de problèmes avec leur logiciel de point de vente (PoS) personalisé, ainsi qu’a l’investigation de problèmes avec les APIs, leurs endpoints ou webhooks. Je procédais a l’analyse de leurs réseaux pour indentifier des problèmes frequents comme des tempêtes de broadcast, collision de paquets, DHCP, etc. </text:p>
      <text:p text:style-name="P3">Interprete Bilingue d'espagnol-ingles, niveau L4.</text:p>
      <text:p text:style-name="P3">Avril 2023 à Avril 2024: 1 an d'expérience en travail d'un interpreter niveau 4 (L4) pour le call center "LanguageLine Solutions".</text:p>
      <text:p text:style-name="P3">J'ai travaille comme un interprete pour appeles en espagnol et anglais, depuis questions d'assurance, à interpretation medicale et apelles de 9/11.</text:p>
      <text:p text:style-name="P3">Developpeur de Backend web.</text:p>
      <text:p text:style-name="P3">Mars 2022 à Fevrier 2023: Pŕes d'un an d'expérience en developpement web "backend" pour le startup de Mexique "agtools".</text:p>
      <text:p text:style-name="P3">J’etais chargé de fournir essais de backend, comme le creation de plusieurs scripts de selenium, pour essai leurs sites web et outils privées, en plus de developper ou gestioner leur backend, créer en Django et Python, pour envoyer queries de SQL ou NoSQL à sus base de données. Vous efforts c’est <text:soft-page-break/>primeriement à Big Data, donc j’ai ete de appendre pandas et autres libreries de python / AI.</text:p>
      <text:p text:style-name="P3">Technicien de Support Informatique.</text:p>
      <text:p text:style-name="P3">Fevrier 2021 à Marrs 2022: 1 an d'experience pour l'installation d'emballage d'avocats dans le nom "SunBelle" (anciennement connu comme "Giddings").</text:p>
      <text:p text:style-name="P3">Je m’occupais de résoudre des problèmes tant de hardware que software, comme effectuer les reparations de applications comme google chrome, verrouillez les imprimants mauvais functionnement, créer ou gestion de identifiants de connexion, aussi bien que gestioner vous base de données, en SQL.</text:p>
      <text:p text:style-name="P3">Technicien de Support Informatique / Developpeur de Wordpress.</text:p>
      <text:p text:style-name="P3">Janvier 2020 à Fevrier 2021: 1 an d'experience pour le societe "Anyness".</text:p>
      <text:p text:style-name="P3">J'ai travaille ici en premier dans le modalite de "teletravail", merci a COVID 19, comme assistant de support informatique, en plus de travaille comme developpeur de wordpress pour le site web de anyness.</text:p>
      <text:p text:style-name="P3">Janvier 2019 à Decembre 2019: Pres 1 an d'experience en travail dans l'ecolee "Aprender para la Vida".</text:p>
      <text:p text:style-name="P3">J’ai travaille en faire de créer ou gestioner les connexions et liens pour les cameras CCTV, le reseaux privée de l’ecole, entre autres tachê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03T15:35:17.033426200</meta:creation-date>
    <meta:generator>LibreOffice/25.2.4.3$Windows_X86_64 LibreOffice_project/33e196637044ead23f5c3226cde09b47731f7e27</meta:generator>
    <dc:date>2025-07-03T16:52:43.828905000</dc:date>
    <meta:editing-duration>PT1H6M59S</meta:editing-duration>
    <meta:editing-cycles>15</meta:editing-cycles>
    <meta:document-statistic meta:table-count="0" meta:image-count="0" meta:object-count="0" meta:page-count="6" meta:paragraph-count="76" meta:word-count="1356" meta:character-count="8757" meta:non-whitespace-character-count="7472"/>
  </office:meta>
</office:document-meta>
</file>